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0000000E145671BE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0.65cm" svg:x="10.298cm" svg:y="14.553cm">
          <draw:text-box>
            <text:p text:style-name="P1"/>
          </draw:text-box>
        </draw:frame>
        <draw:frame draw:style-name="gr2" draw:text-style-name="P2" draw:layer="layout" svg:width="12.979cm" svg:height="8.296cm" svg:x="1.102cm" svg:y="1cm">
          <draw:image xlink:href="Pictures/1000000000000160000000E145671BEE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5:04:06.322899416</meta:creation-date>
    <dc:date>2016-03-13T15:05:18.871828104</dc:date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